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a85" officeooo:paragraph-rsid="0008ea85"/>
    </style:style>
    <style:style style:name="P2" style:family="paragraph" style:parent-style-name="Standard">
      <style:text-properties officeooo:rsid="000a7c55" officeooo:paragraph-rsid="000a7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lts Notizen</text:p>
      <text:p text:style-name="P1">Preprocessing data cleaning</text:p>
      <text:p text:style-name="P1"/>
      <text:p text:style-name="P1">bei stopword removal ohne vorherigem puncutation removal funktioniert es nicht so gut, weil das „in“ nach einem * dann als stopword erkannt wird und rausgelöscht wird</text:p>
      <text:p text:style-name="P1"/>
      <text:p text:style-name="P1"/>
      <text:p text:style-name="P1"/>
      <text:p text:style-name="P2">Begründung warum ich kein test set habe auf dem ich garnicht optim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3:13:26.754000000</meta:creation-date>
    <dc:date>2022-03-19T20:38:43.990000000</dc:date>
    <meta:editing-duration>P1DT7H25M17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" meta:word-count="43" meta:character-count="278" meta:non-whitespace-character-count="239"/>
  </office:meta>
</office:document-meta>
</file>